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1335417D5D5.png" manifest:media-type="image/png"/>
  <manifest:file-entry manifest:full-path="Pictures/100000000000049D0000049DE071B7E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text">
      <style:graphic-properties draw:textarea-vertical-align="middle" draw:auto-grow-height="false" fo:min-height="0.485cm" fo:min-width="3.17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918cm" loext:decorative="false"/>
      <style:paragraph-properties style:writing-mode="lr-tb"/>
    </style:style>
    <style:style style:name="gr4" style:family="graphic" style:parent-style-name="standard" style:list-style-name="L1">
      <style:graphic-properties ch2_options="{'Style': 'default', 'Language': 'Fortra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6.814cm" loext:decorative="false"/>
      <style:paragraph-properties style:writing-mode="lr-tb"/>
    </style:style>
    <style:style style:name="gr5" style:family="graphic" style:parent-style-name="standard" style:list-style-name="L1">
      <style:graphic-properties ch2_options="{'Style': 'default', 'Language': 'Fortra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6.609cm" loext:decorative="false"/>
      <style:paragraph-properties style:writing-mode="lr-tb"/>
    </style:style>
    <style:style style:name="pr1" style:family="presentation" style:parent-style-name="MF-ModelePresentation-title">
      <style:graphic-properties draw:auto-grow-height="true" fo:min-height="5.011cm" loext:decorative="false"/>
      <style:paragraph-properties style:writing-mode="lr-tb"/>
    </style:style>
    <style:style style:name="pr2" style:family="presentation" style:parent-style-name="MF-ModelePresentation-title">
      <style:graphic-properties fo:min-height="2.7cm" loext:decorative="false"/>
      <style:paragraph-properties style:writing-mode="lr-tb"/>
    </style:style>
    <style:style style:name="pr3" style:family="presentation" style:parent-style-name="MF-ModelePresent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F-ModelePresentation1-title">
      <style:graphic-properties fo:min-height="1.71cm" loext:decorative="false"/>
      <style:paragraph-properties style:writing-mode="lr-tb"/>
    </style:style>
    <style:style style:name="pr5" style:family="presentation" style:parent-style-name="MF-ModelePresentation1-outline1">
      <style:graphic-properties fo:min-height="14.9cm" loext:decorative="false"/>
      <style:paragraph-properties style:writing-mode="lr-tb"/>
    </style:style>
    <style:style style:name="pr6" style:family="presentation" style:parent-style-name="MF-ModelePresentation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F-ModelePresentation1-title">
      <style:graphic-properties draw:auto-grow-height="true" fo:min-height="1.71cm" loext:decorative="false"/>
      <style:paragraph-properties style:writing-mode="lr-tb"/>
    </style:style>
    <style:style style:name="pr8" style:family="presentation" style:parent-style-name="MF-ModelePresentation1-title">
      <style:graphic-properties draw:auto-grow-height="true" fo:min-height="1.889cm" loext:decorative="false"/>
      <style:paragraph-properties style:writing-mode="lr-tb"/>
    </style:style>
    <style:style style:name="pr9" style:family="presentation" style:parent-style-name="MF-ModelePresentation1-outline1">
      <style:graphic-properties fo:min-height="16.55cm" loext:decorative="false"/>
      <style:paragraph-properties style:writing-mode="lr-tb"/>
    </style:style>
    <style:style style:name="pr10" style:family="presentation" style:parent-style-name="MF-ModelePresentation1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MF-ModelePresentation1-outline1">
      <style:graphic-properties ch2_options="{'Style': 'default', 'Language': 'Fortran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14.9cm" loext:decorative="false"/>
      <style:paragraph-properties style:writing-mode="lr-tb"/>
    </style:style>
    <style:style style:name="P1" style:family="paragraph">
      <style:text-properties style:use-window-font-color="true" loext:opacity="0%"/>
    </style:style>
    <style:style style:name="P2" style:family="paragraph">
      <style:text-properties style:use-window-font-color="true" loext:opacity="0%"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43cm" fo:margin-bottom="0cm" fo:text-indent="0cm" loext:tab-stop-distance="0cm">
        <style:tab-stops/>
      </style:paragraph-properties>
    </style:style>
    <style:style style:name="P6" style:family="paragraph">
      <style:paragraph-properties fo:text-align="start"/>
    </style:style>
    <style:style style:name="P7" style:family="paragraph">
      <style:paragraph-properties fo:text-align="start" loext:tab-stop-distance="0cm">
        <style:tab-stops/>
      </style:paragraph-properties>
    </style:style>
    <style:style style:name="P8" style:family="paragraph">
      <loext:graphic-properties draw:fill="solid" draw:fill-color="#f8f8f8"/>
    </style:style>
    <style:style style:name="P9" style:family="paragraph">
      <style:paragraph-properties fo:margin-left="0cm" fo:margin-right="0cm" fo:margin-top="0.399cm" fo:margin-bottom="0cm" fo:text-indent="0cm" loext:tab-stop-distance="0cm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8f8f8"/>
      <style:paragraph-properties fo:margin-left="0cm" fo:margin-right="0cm" fo:margin-top="0cm" fo:margin-bottom="0cm" fo:line-height="100%" fo:text-indent="0cm"/>
    </style:style>
    <style:style style:name="T1" style:family="text">
      <style:text-properties style:use-window-font-color="true" loext:opacity="0%" fo:language="fr" fo:country="FR"/>
    </style:style>
    <style:style style:name="T2" style:family="text">
      <style:text-properties style:use-window-font-color="true" loext:opacity="0%" fo:font-size="22pt" fo:language="fr" fo:country="FR" fo:font-weight="normal" style:font-size-asian="22pt" style:font-weight-asian="normal" style:font-size-complex="22pt" style:font-weight-complex="normal"/>
    </style:style>
    <style:style style:name="T3" style:family="text">
      <style:text-properties fo:language="fr" fo:country="FR"/>
    </style:style>
    <style:style style:name="T4" style:family="text">
      <style:text-properties fo:language="en" fo:country="US"/>
    </style:style>
    <style:style style:name="T5" style:family="text">
      <style:text-properties fo:color="#008000" loext:opacity="100%" fo:font-size="22pt" fo:language="zxx" fo:country="none" fo:font-style="normal" style:text-underline-style="none" fo:font-weight="bold" fo:background-color="transparent"/>
    </style:style>
    <style:style style:name="T6" style:family="text">
      <style:text-properties fo:color="#008000" loext:opacity="100%" fo:font-size="20pt" fo:language="zxx" fo:country="none" fo:font-style="normal" style:text-underline-style="none" fo:font-weight="bold" fo:background-color="transparent" style:font-size-asian="26pt" style:font-size-complex="26pt"/>
    </style:style>
    <style:style style:name="T7" style:family="text">
      <style:text-properties fo:color="#000000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8" style:family="text">
      <style:text-properties fo:color="#bbbbbb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9" style:family="text">
      <style:text-properties fo:color="#666666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0" style:family="text">
      <style:text-properties fo:color="#008000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1" style:family="text">
      <style:text-properties fo:color="#3d7b7b" loext:opacity="100%" fo:font-size="20pt" fo:language="zxx" fo:country="none" fo:font-style="italic" style:text-underline-style="none" fo:font-weight="normal" fo:background-color="transparent" style:font-size-asian="26pt" style:font-size-complex="26pt"/>
    </style:style>
    <style:style style:name="T12" style:family="text">
      <style:text-properties style:use-window-font-color="true" loext:opacity="0%" fo:font-size="22pt" fo:language="zxx" fo:country="none" fo:font-style="normal" style:text-underline-style="none" fo:font-weight="normal" fo:background-color="transparent"/>
    </style:style>
    <style:style style:name="T13" style:family="text">
      <style:text-properties fo:color="#b00040" loext:opacity="100%" fo:font-size="22pt" fo:language="zxx" fo:country="none" fo:font-style="normal" style:text-underline-style="none" fo:font-weight="normal" fo:background-color="transparent"/>
    </style:style>
    <style:style style:name="T14" style:family="text">
      <style:text-properties fo:color="#bbbbbb" loext:opacity="100%" fo:font-size="22pt" fo:language="zxx" fo:country="none" fo:font-style="normal" style:text-underline-style="none" fo:font-weight="normal" fo:background-color="transparent"/>
    </style:style>
    <style:style style:name="T15" style:family="text">
      <style:text-properties fo:color="#000000" loext:opacity="100%" fo:font-size="22pt" fo:language="zxx" fo:country="none" fo:font-style="normal" style:text-underline-style="none" fo:font-weight="normal" fo:background-color="transparent"/>
    </style:style>
    <style:style style:name="T16" style:family="text">
      <style:text-properties fo:color="#3d7b7b" loext:opacity="100%" fo:font-size="22pt" fo:language="zxx" fo:country="none" fo:font-style="italic" style:text-underline-style="none" fo:font-weight="normal" fo:background-color="transparent"/>
    </style:style>
    <style:style style:name="T17" style:family="text">
      <style:text-properties fo:color="#666666" loext:opacity="100%" fo:font-size="22pt" fo:language="zxx" fo:country="none" fo:font-style="normal" style:text-underline-style="none" fo:font-weight="normal" fo:background-color="transparent"/>
    </style:style>
    <style:style style:name="T18" style:family="text">
      <style:text-properties fo:color="#008000" loext:opacity="100%" fo:font-size="22pt" fo:language="zxx" fo:country="none" fo:font-style="normal" style:text-underline-style="none" fo:font-weight="normal" fo:background-color="transparent"/>
    </style:style>
    <style:style style:name="T19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0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3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4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25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26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27" style:family="text">
      <style:text-properties fo:language="en" fo:country="GB"/>
    </style:style>
    <style:style style:name="T28" style:family="text">
      <style:text-properties fo:language="en" fo:country="GB" fo:font-weight="bold" style:font-weight-asian="bold" style:font-weight-complex="bold"/>
    </style:style>
    <style:style style:name="T29" style:family="text">
      <style:text-properties fo:color="#008000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30" style:family="text">
      <style:text-properties fo:color="#bbbbbb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1" style:family="text">
      <style:text-properties fo:color="#000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2" style:family="text">
      <style:text-properties fo:color="#b0004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3" style:family="text">
      <style:text-properties fo:color="#008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4" style:family="text">
      <style:text-properties fo:color="#666666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F-ModelePresentation" presentation:presentation-page-layout-name="AL1T0">
        <office:forms form:automatic-focus="false" form:apply-design-mode="false"/>
        <draw:frame presentation:style-name="pr1" draw:text-style-name="P1" draw:layer="layout" svg:width="25.2cm" svg:height="5.011cm" svg:x="1.782cm" svg:y="8.024cm" presentation:class="title" presentation:user-transformed="true">
          <draw:text-box>
            <text:p><text:span text:style-name="T1">Hands-on, fypp and Field API</text:span></text:p>
          </draw:text-box>
        </draw:frame>
        <draw:frame presentation:style-name="pr2" draw:text-style-name="P2" draw:layer="layout" svg:width="24.382cm" svg:height="2.7cm" svg:x="1.836cm" svg:y="13.629cm" presentation:class="title" presentation:user-transformed="true">
          <draw:text-box>
            <text:p><text:span text:style-name="T2">Judicaël Grasset, MétéoFrance</text:span><text:span text:style-name="T2"><text:line-break/></text:span><text:span text:style-name="T2">ACCORD Working Week Oct. 2025, Toulous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F-ModelePresentation1" presentation:presentation-page-layout-name="AL2T1">
        <office:forms form:automatic-focus="false" form:apply-design-mode="false"/>
        <draw:frame presentation:style-name="pr4" draw:layer="layout" svg:width="23.467cm" svg:height="1.71cm" svg:x="5.256cm" svg:y="0.69cm" presentation:class="title" presentation:user-transformed="true">
          <draw:text-box>
            <text:p>Fypp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>Fypp is a Python powered preprocessor for Fortran.</text:p>
              </text:list-item>
              <text:list-item>
                <text:p>https://github.com/aradi/fyp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6.673cm" svg:height="11.744cm" svg:x="2.21cm" svg:y="1.558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What is field API ?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 text:style-name="P5"/>
              </text:list-item>
              <text:list-item>
                <text:p text:style-name="P5"><text:span text:style-name="T3">Field API is a library </text:span><text:span text:style-name="T4">developped jointly</text:span><text:span text:style-name="T3"> by Météo-France and ECMWF.</text:span></text:p>
                <text:p text:style-name="P5"><text:span text:style-name="T3"/></text:p>
              </text:list-item>
              <text:list-item>
                <text:p text:style-name="P5"><text:span text:style-name="T3">The aim of the library is to ease the porting of the code on GPU by providing a light abstraction over the directives used to transfer the data to and from the GPU and abstract the set of directives used (OpenACC, OpenMP, CUDA).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Made in object-oriented fortran, with a high dose of fypp.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F-ModelePresentation1" presentation:presentation-page-layout-name="AL2T1">
        <office:forms form:automatic-focus="false" form:apply-design-mode="false"/>
        <draw:frame presentation:style-name="pr8" draw:text-style-name="P6" draw:layer="layout" svg:width="23.726cm" svg:height="1.889cm" svg:x="5.463cm" svg:y="0.71cm" presentation:class="title" presentation:user-transformed="true">
          <draw:text-box>
            <text:p text:style-name="P6"><text:span text:style-name="T3">Field API Introduction</text:span></text:p>
          </draw:text-box>
        </draw:frame>
        <draw:frame presentation:style-name="pr9" draw:layer="layout" svg:width="28.328cm" svg:height="14.818cm" svg:x="0.735cm" svg:y="3.988cm" presentation:class="outline" presentation:user-transformed="true">
          <draw:text-box>
            <text:list text:style-name="L2">
              <text:list-item>
                <text:p>There are two fundamentals derived type in field api:</text:p>
                <text:list>
                  <text:list-item>
                    <text:p>The field owner</text:p>
                  </text:list-item>
                  <text:list-item>
                    <text:p>The field wrapper</text:p>
                    <text:p/>
                    <text:p>The field owner is designed to handle data entirely with field api</text:p>
                    <text:p>The field wrapper is designed to handle data that needs to be encapsulated with field api but that are declared and initialised outside of field api reach.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7" draw:layer="layout" svg:width="3.672cm" svg:height="0.735cm" svg:x="0.735cm" svg:y="14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673cm" svg:height="11.744cm" svg:x="2.21cm" svg:y="1.558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Field owner creation example</text:p>
          </draw:text-box>
        </draw:frame>
        <draw:frame presentation:style-name="pr11" draw:text-style-name="P8" draw:layer="layout" svg:width="28.223cm" svg:height="15.15cm" svg:x="0.758cm" svg:y="3.767cm" presentation:class="outline" presentation:user-transformed="tru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6">USE </text:span><text:span text:style-name="T7">FIELD_MODULE</text:span></text:p>
              </text:list-item>
              <text:list-item>
                <text:p><text:span text:style-name="T6">USE </text:span><text:span text:style-name="T7">FIELD_FACTORY_MODULE</text:span></text:p>
              </text:list-item>
              <text:list-item>
                <text:p><text:span text:style-name="T6">CLASS</text:span><text:span text:style-name="T7">(FIELD_2RB),</text:span><text:span text:style-name="T8"> </text:span><text:span text:style-name="T6">POINTER</text:span><text:span text:style-name="T8"> </text:span><text:span text:style-name="T6">::</text:span><text:span text:style-name="T8"> </text:span><text:span text:style-name="T7">FO</text:span><text:span text:style-name="T8"> </text:span><text:span text:style-name="T9">=&gt;</text:span><text:span text:style-name="T8"> </text:span><text:span text:style-name="T10">NULL</text:span><text:span text:style-name="T7">()</text:span></text:p>
              </text:list-item>
              <text:list-item>
                <text:p><text:span text:style-name="T6">CALL </text:span><text:span text:style-name="T7">FIELD_NEW(FW,</text:span><text:span text:style-name="T8"> LBOUNDS=[</text:span><text:span text:style-name="T9">1</text:span><text:span text:style-name="T7">,</text:span><text:span text:style-name="T9">1]</text:span><text:span text:style-name="T7">,UBOUNDS=</text:span><text:span text:style-name="T9">[</text:span><text:span text:style-name="T7">N,M</text:span><text:span text:style-name="T9">]</text:span><text:span text:style-name="T7">, INIT_VALUE</text:span><text:span text:style-name="T9">=7_JPRB</text:span><text:span text:style-name="T7">)</text:span></text:p>
              </text:list-item>
              <text:list-item>
                <text:p><text:span text:style-name="T11">! Use it here</text:span></text:p>
              </text:list-item>
              <text:list-item>
                <text:p><text:span text:style-name="T6">CALL </text:span><text:span text:style-name="T7">FIELD_DELETE(FO)</text:span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Field wrapper creation example</text:p>
          </draw:text-box>
        </draw:frame>
        <draw:frame presentation:style-name="pr11" draw:text-style-name="P8" draw:layer="layout" svg:width="28.223cm" svg:height="15.15cm" svg:x="0.758cm" svg:y="3.767cm" presentation:class="outline" presentation:user-transformed="true">
          <draw:text-box>
            <text:list text:style-name="L2">
              <text:list-item>
                <text:p><text:span text:style-name="T13">INTEGER</text:span><text:span text:style-name="T14"> </text:span><text:span text:style-name="T5">::</text:span><text:span text:style-name="T14"> </text:span><text:span text:style-name="T15">MY_DATA(:,:)</text:span></text:p>
              </text:list-item>
              <text:list-item>
                <text:p><text:span text:style-name="T5">ALLOCATE</text:span><text:span text:style-name="T15">(MY_DATA(N,M)</text:span></text:p>
              </text:list-item>
              <text:list-item>
                <text:p><text:span text:style-name="T14"/></text:p>
              </text:list-item>
              <text:list-item>
                <text:p><text:span text:style-name="T16">! Lots of compute code here</text:span></text:p>
              </text:list-item>
              <text:list-item>
                <text:p><text:span text:style-name="T16">! </text:span></text:p>
              </text:list-item>
              <text:list-item>
                <text:p><text:span text:style-name="T16">! Now in another subroutine, that received MY_DATA</text:span></text:p>
              </text:list-item>
              <text:list-item>
                <text:p><text:span text:style-name="T14"/></text:p>
              </text:list-item>
              <text:list-item>
                <text:p><text:span text:style-name="T5">USE </text:span><text:span text:style-name="T15">FIELD_MODULE</text:span></text:p>
              </text:list-item>
              <text:list-item>
                <text:p><text:span text:style-name="T5">USE </text:span><text:span text:style-name="T15">FIELD_FACTORY_MODULE</text:span></text:p>
              </text:list-item>
              <text:list-item>
                <text:p><text:span text:style-name="T5">CLASS</text:span><text:span text:style-name="T15">(FIELD_2RB),</text:span><text:span text:style-name="T14"> </text:span><text:span text:style-name="T5">POINTER</text:span><text:span text:style-name="T14"> </text:span><text:span text:style-name="T5">::</text:span><text:span text:style-name="T14"> </text:span><text:span text:style-name="T15">FW</text:span><text:span text:style-name="T14"> </text:span><text:span text:style-name="T17">=&gt;</text:span><text:span text:style-name="T14"> </text:span><text:span text:style-name="T18">NULL</text:span><text:span text:style-name="T15">()</text:span></text:p>
              </text:list-item>
              <text:list-item>
                <text:p><text:span text:style-name="T5">CALL </text:span><text:span text:style-name="T15">FIELD_NEW(FW,</text:span><text:span text:style-name="T14"> </text:span><text:span text:style-name="T5">DATA</text:span><text:span text:style-name="T17">=</text:span><text:span text:style-name="T15">MY_DATA)</text:span></text:p>
              </text:list-item>
              <text:list-item>
                <text:p><text:span text:style-name="T16">! Use it here</text:span></text:p>
              </text:list-item>
              <text:list-item>
                <text:p text:style-name="P5"><text:span text:style-name="T5">CALL </text:span><text:span text:style-name="T15">FIELD_DELETE(FO)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256cm" svg:y="0.69cm" presentation:class="title">
          <draw:text-box>
            <text:p>Field API, usage example</text:p>
          </draw:text-box>
        </draw:frame>
        <draw:frame presentation:style-name="pr11" draw:text-style-name="P8" draw:layer="layout" svg:width="28.223cm" svg:height="15.15cm" svg:x="0.758cm" svg:y="3.767cm" presentation:class="outline">
          <draw:text-box>
            <text:list text:style-name="L2">
              <text:list-item>
                <text:p><text:span text:style-name="T19">CLASS</text:span><text:span text:style-name="T20">(FIELD_3RB)</text:span><text:span text:style-name="T21"> </text:span><text:span text:style-name="T19">::</text:span><text:span text:style-name="T21"> </text:span><text:span text:style-name="T20">F</text:span><text:span text:style-name="T21"> </text:span><text:span text:style-name="T22">=&gt;</text:span><text:span text:style-name="T21"> </text:span><text:span text:style-name="T23">NULL</text:span><text:span text:style-name="T20">()</text:span></text:p>
              </text:list-item>
              <text:list-item>
                <text:p><text:span text:style-name="T24">REAL</text:span><text:span text:style-name="T20">(</text:span><text:span text:style-name="T23">KIND</text:span><text:span text:style-name="T22">=</text:span><text:span text:style-name="T20">JPRB)</text:span><text:span text:style-name="T21"> </text:span><text:span text:style-name="T19">::</text:span><text:span text:style-name="T21"> </text:span><text:span text:style-name="T20">PTR(:,:,:)</text:span></text:p>
              </text:list-item>
              <text:list-item>
                <text:p><text:span text:style-name="T19">CALL </text:span><text:span text:style-name="T20">FIELD_NEW(F,</text:span><text:span text:style-name="T21"> </text:span><text:span text:style-name="T20">UBOUNDS</text:span><text:span text:style-name="T22">=</text:span><text:span text:style-name="T20">[NPROMA,NFLEVG,NGPBLKS])</text:span></text:p>
              </text:list-item>
              <text:list-item>
                <text:p><text:span text:style-name="T25">! Get a pointer on host's data (cpu) and do some work with it</text:span></text:p>
              </text:list-item>
              <text:list-item>
                <text:p text:style-name="P5"><text:span text:style-name="T19">CALL </text:span><text:span text:style-name="T20">F%GET_HOST_DATA_RDWR(PTR)</text:span></text:p>
              </text:list-item>
              <text:list-item>
                <text:p text:style-name="P5"><text:span text:style-name="T20">PTR</text:span><text:span text:style-name="T22">=</text:span><text:span text:style-name="T20">A</text:span><text:span text:style-name="T22">+</text:span><text:span text:style-name="T20">B</text:span></text:p>
              </text:list-item>
              <text:list-item>
                <text:p><text:span text:style-name="T25">! Get a pointer on device's data (gpu) and work with it on the gpu</text:span></text:p>
              </text:list-item>
              <text:list-item>
                <text:p><text:span text:style-name="T25">! Since we have asked for a read-write pointer on the cpu data before, field api will copy the data to the gpu before handling a pointer to the user.</text:span></text:p>
              </text:list-item>
              <text:list-item>
                <text:p><text:span text:style-name="T19">CALL </text:span><text:span text:style-name="T20">F%GET_DEVICE_DATA_RDWR(PTR)</text:span></text:p>
              </text:list-item>
              <text:list-item>
                <text:p><text:span text:style-name="T25">!$ACC KERNELS</text:span></text:p>
              </text:list-item>
              <text:list-item>
                <text:p><text:span text:style-name="T19">DO </text:span><text:span text:style-name="T22">1</text:span><text:span text:style-name="T20">,</text:span><text:span text:style-name="T22">10</text:span></text:p>
              </text:list-item>
              <text:list-item>
                <text:p><text:span text:style-name="T25">!COMPUTE STUFF WITH PTR</text:span></text:p>
              </text:list-item>
              <text:list-item>
                <text:p><text:span text:style-name="T19">ENDDO</text:span></text:p>
              </text:list-item>
              <text:list-item>
                <text:p><text:span text:style-name="T25">!$ACC END KERNELS</text:span></text:p>
              </text:list-item>
              <text:list-item>
                <text:p><text:span text:style-name="T25"/></text:p>
              </text:list-item>
              <text:list-item>
                <text:p><text:span text:style-name="T26"/></text:p>
              </text:list-item>
              <text:list-item>
                <text:p><text:span text:style-name="T26"/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F-ModelePresentation1" presentation:presentation-page-layout-name="AL2T1">
        <office:forms form:automatic-focus="false" form:apply-design-mode="false"/>
        <draw:frame presentation:style-name="pr4" draw:layer="layout" svg:width="23.467cm" svg:height="1.71cm" svg:x="5.256cm" svg:y="0.69cm" presentation:class="title" presentation:user-transformed="true">
          <draw:text-box>
            <text:p>Refactoring with field API, YOMRADF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 text:style-name="P5"><text:span text:style-name="T27">State of type TRADF (yomradf module) as of CY50 :</text:span></text:p>
                <text:list>
                  <text:list-item>
                    <text:p><text:span text:style-name="T27">Defined in arpifs/module/yomradf.F90</text:span></text:p>
                  </text:list-item>
                  <text:list-item>
                    <text:p><text:span text:style-name="T27">Contains multiple allocatable arrays</text:span></text:p>
                  </text:list-item>
                  <text:list-item>
                    <text:p><text:span text:style-name="T27">Initialisation code is in arpifs/phys_radi/suecradf.F90</text:span></text:p>
                  </text:list-item>
                  <text:list-item>
                    <text:p><text:span text:style-name="T27">Deletion code is in arpifs/utility/dealmod.F90</text:span></text:p>
                  </text:list-item>
                  <text:list-item>
                    <text:p><text:span text:style-name="T27">No Field API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F-ModelePresentation1" presentation:presentation-page-layout-name="AL2T1">
        <office:forms form:automatic-focus="false" form:apply-design-mode="false"/>
        <draw:frame presentation:style-name="pr7" draw:text-style-name="P6" draw:layer="layout" svg:width="23.467cm" svg:height="1.71cm" svg:x="5.256cm" svg:y="0.69cm" presentation:class="title">
          <draw:text-box>
            <text:p text:style-name="P6">Refactoring with field API, YOMRADF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 text:style-name="P5"><text:span text:style-name="T27">Usage of type TRADF (yomradf module) as of CY50 :</text:span></text:p>
                <text:list>
                  <text:list-item>
                    <text:p><text:span text:style-name="T27">TRADF is contained in MODEL_PHYSICS_RADIATION_TYPE, itself contained in MODEL</text:span></text:p>
                  </text:list-item>
                  <text:list-item>
                    <text:p><text:span text:style-name="T27">Field API encapsulation is declared in RADIATION_VARIABLES (field_variables_mod.fypp), contained in FIELD_VARIABLES</text:span></text:p>
                  </text:list-item>
                  <text:list-item>
                    <text:p><text:span text:style-name="T27">Field API initialisation is in field_registry_mod.fypp</text:span></text:p>
                  </text:list-item>
                  <text:list-item>
                    <text:p><text:span text:style-name="T27">Additional pointers to the field_api encapsulation declared and initialized in AUX_RAD_TYPE (ecphys_aux_rad_type_mod.F9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F-ModelePresentation1" presentation:presentation-page-layout-name="AL2T1">
        <office:forms form:automatic-focus="false" form:apply-design-mode="false"/>
        <draw:frame presentation:style-name="pr7" draw:text-style-name="P6" draw:layer="layout" svg:width="23.467cm" svg:height="1.71cm" svg:x="5.256cm" svg:y="0.69cm" presentation:class="title">
          <draw:text-box>
            <text:p text:style-name="P6">Refactoring with field API, YOMRADF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 text:style-name="P5"><text:span text:style-name="T27">After refactoring, in the future CY50T1 :</text:span></text:p>
                <text:list>
                  <text:list-item>
                    <text:p><text:span text:style-name="T27">TRADF is defined in arpifs/module/yomradf.fypp</text:span></text:p>
                  </text:list-item>
                  <text:list-item>
                    <text:p><text:span text:style-name="T27">Small additions of fypp to remove some verbosity</text:span></text:p>
                  </text:list-item>
                  <text:list-item>
                    <text:p><text:span text:style-name="T27">Added Field API to replace allocatable arrays</text:span></text:p>
                  </text:list-item>
                  <text:list-item>
                    <text:p><text:span text:style-name="T27">Added constructor and destructor method to the TRADF type</text:span></text:p>
                  </text:list-item>
                  <text:list-item>
                    <text:p><text:span text:style-name="T27">Those methods are still called in suecrad and dealmod but the code is located in yomradf.fypp</text:span></text:p>
                  </text:list-item>
                  <text:list-item>
                    <text:p><text:span text:style-name="T27">Added Field API helper method (update_view, copy)</text:span></text:p>
                  </text:list-item>
                  <text:list-item>
                    <text:p><text:span text:style-name="T27">Additional pointers to the Field API encapsulation are still declared and initialised in AUX_RAD_TYPE (ecphys_aux_rad_type_mod.F90)</text:span></text:p>
                  </text:list-item>
                  <text:list-item>
                    <text:p><text:span text:style-name="T28">Moved TRADF from MODEL to FIELDS</text:span></text:p>
                  </text:list-item>
                </text:list>
              </text:list-item>
              <text:list-item>
                <text:p text:style-name="P9"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F-ModelePresentation1" presentation:presentation-page-layout-name="AL2T1">
        <office:forms form:automatic-focus="false" form:apply-design-mode="false"/>
        <draw:frame presentation:style-name="pr4" draw:layer="layout" svg:width="23.467cm" svg:height="1.71cm" svg:x="5.256cm" svg:y="0.69cm" presentation:class="title" presentation:user-transformed="true">
          <draw:text-box>
            <text:p>Refactoring example – YOMRADF</text:p>
          </draw:text-box>
        </draw:frame>
        <draw:frame draw:style-name="gr3" draw:text-style-name="P11" draw:layer="layout" svg:width="26.458cm" svg:height="8.168cm" svg:x="1.181cm" svg:y="3.134cm">
          <draw:text-box>
            <text:p/>
            <text:p/>
            <text:p/>
            <text:p>To look at this work in more details in the IAL github repository: see <text:a xlink:href="https://github.com/ACCORD-NWP/IAL/pull/297" xlink:type="simple">PR 247</text:a><text:s/>(YOMRADF) and <text:a xlink:href="https://github.com/ACCORD-NWP/IAL/pull/300" xlink:type="simple">PR 300</text:a><text:s/>(YOMTRC).</text:p>
            <text:p/>
            <text:p text:style-name="P10"/>
            <text:p text:style-name="P10">Ideally all data arrays where the first dimension is NPROMA (mostly in YDFIELDS, some in YDMODEL) and all data related to direct forecasting would be encapsulated directly with field API.</text:p>
            <text:p/>
            <text:p/>
          </draw:text-box>
        </draw:frame>
        <draw:frame draw:style-name="gr4" draw:text-style-name="P12" draw:layer="layout" svg:width="13.023cm" svg:height="7.064cm" svg:x="1.13cm" svg:y="12.151cm">
          <draw:text-box>
            <text:p text:style-name="P10"><text:span text:style-name="T29">!Before refactoring</text:span></text:p>
            <text:p text:style-name="P10"><text:span text:style-name="T29">TYPE</text:span><text:span text:style-name="T30"> </text:span><text:span text:style-name="T29">::</text:span><text:span text:style-name="T30"> </text:span><text:span text:style-name="T31">TTRC</text:span></text:p>
            <text:p text:style-name="P10"><text:span text:style-name="T32">REAL</text:span><text:span text:style-name="T31">(</text:span><text:span text:style-name="T33">KIND</text:span><text:span text:style-name="T34">=</text:span><text:span text:style-name="T31">JPRB),</text:span><text:span text:style-name="T29">ALLOCATABLE::</text:span><text:span text:style-name="T30"> </text:span><text:span text:style-name="T31">GRSURF</text:span><text:span text:style-name="T30"> <text:s/></text:span><text:span text:style-name="T31">(:,:)</text:span></text:p>
            <text:p text:style-name="P10"><text:span text:style-name="T32">REAL</text:span><text:span text:style-name="T31">(</text:span><text:span text:style-name="T33">KIND</text:span><text:span text:style-name="T34">=</text:span><text:span text:style-name="T31">JPRB),</text:span><text:span text:style-name="T29">ALLOCATABLE::</text:span><text:span text:style-name="T30"> </text:span><text:span text:style-name="T31">GDEOTI</text:span><text:span text:style-name="T30"> <text:s/></text:span><text:span text:style-name="T31">(:,:,:)</text:span></text:p>
            <text:p text:style-name="P10"><text:span text:style-name="T31">…</text:span></text:p>
            <text:p text:style-name="P10"><text:span text:style-name="T29">END TYPE</text:span></text:p>
            <text:p text:style-name="P10"><text:span text:style-name="T26"/></text:p>
          </draw:text-box>
        </draw:frame>
        <draw:frame draw:style-name="gr5" draw:text-style-name="P12" draw:layer="layout" svg:width="13.871cm" svg:height="6.859cm" svg:x="13.974cm" svg:y="12.33cm">
          <draw:text-box>
            <text:p text:style-name="P10"><text:span text:style-name="T29">!After refactoring</text:span></text:p>
            <text:p text:style-name="P10"><text:span text:style-name="T29">TYPE</text:span><text:span text:style-name="T30"> </text:span><text:span text:style-name="T29">::</text:span><text:span text:style-name="T30"> </text:span><text:span text:style-name="T31">TTRC</text:span><text:span text:style-name="T30"> <text:s text:c="3"/></text:span></text:p>
            <text:p text:style-name="P10"><text:span text:style-name="T29">CLASS</text:span><text:span text:style-name="T31">(FIELD_2RB),</text:span><text:span text:style-name="T30"> </text:span><text:span text:style-name="T29">POINTER</text:span><text:span text:style-name="T30"> </text:span><text:span text:style-name="T29">::</text:span><text:span text:style-name="T30"> </text:span><text:span text:style-name="T31">F_GRSURF</text:span><text:span text:style-name="T30"> </text:span><text:span text:style-name="T34">=&gt;</text:span><text:span text:style-name="T30"> </text:span><text:span text:style-name="T33">NULL</text:span><text:span text:style-name="T31">()</text:span><text:span text:style-name="T30"> </text:span></text:p>
            <text:p text:style-name="P10"><text:span text:style-name="T32">REAL</text:span><text:span text:style-name="T31">(</text:span><text:span text:style-name="T33">KIND</text:span><text:span text:style-name="T34">=</text:span><text:span text:style-name="T31">JPRB),</text:span><text:span text:style-name="T30"> <text:s/></text:span><text:span text:style-name="T29">POINTER</text:span><text:span text:style-name="T30"> </text:span><text:span text:style-name="T29">::</text:span><text:span text:style-name="T30"> </text:span><text:span text:style-name="T31">GRSURF(:)</text:span><text:span text:style-name="T30"> </text:span><text:span text:style-name="T34">=&gt;</text:span><text:span text:style-name="T30"> </text:span><text:span text:style-name="T33">NULL</text:span><text:span text:style-name="T31">()</text:span></text:p>
            <text:p text:style-name="P10"><text:span text:style-name="T29">CLASS</text:span><text:span text:style-name="T31">(FIELD_3RB),</text:span><text:span text:style-name="T30"> </text:span><text:span text:style-name="T29">POINTER</text:span><text:span text:style-name="T30"> </text:span><text:span text:style-name="T29">::</text:span><text:span text:style-name="T30"> </text:span><text:span text:style-name="T31">F_GDEOTI</text:span><text:span text:style-name="T30"> </text:span><text:span text:style-name="T34">=&gt;</text:span><text:span text:style-name="T30"> </text:span><text:span text:style-name="T33">NULL</text:span><text:span text:style-name="T31">()</text:span><text:span text:style-name="T30"> <text:s/></text:span></text:p>
            <text:p text:style-name="P10"><text:span text:style-name="T32">REAL</text:span><text:span text:style-name="T31">(</text:span><text:span text:style-name="T33">KIND</text:span><text:span text:style-name="T34">=</text:span><text:span text:style-name="T31">JPRB),</text:span><text:span text:style-name="T30"> <text:s/></text:span><text:span text:style-name="T29">POINTER</text:span><text:span text:style-name="T30"> </text:span><text:span text:style-name="T29">::</text:span><text:span text:style-name="T30"> </text:span><text:span text:style-name="T31">GDEOTI(:,:)</text:span><text:span text:style-name="T30"> </text:span><text:span text:style-name="T34">=&gt;</text:span><text:span text:style-name="T30"> </text:span><text:span text:style-name="T33">NULL</text:span><text:span text:style-name="T31">()</text:span><text:span text:style-name="T30"> <text:s text:c="2"/></text:span></text:p>
            <text:p text:style-name="P10"><text:span text:style-name="T31">…</text:span></text:p>
            <text:p text:style-name="P10"><text:span text:style-name="T29">END TYPE</text:span></text:p>
            <text:p text:style-name="P10"><text:span text:style-name="T26"/></text:p>
          </draw:text-box>
        </draw:frame>
        <presentation:notes draw:style-name="dp2">
          <draw:page-thumbnail draw:style-name="gr1" draw:layer="layout" svg:width="16.673cm" svg:height="11.744cm" svg:x="2.21cm" svg:y="1.558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textarea-horizontal-align="center" fo:padding-top="0cm" fo:padding-bottom="0cm" fo:padding-left="0cm" fo:padding-right="0cm" draw:start-line-spacing-horizontal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fo:padding-left="0cm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center"/>
      <style:text-properties fo:color="#000080" loext:opacity="100%"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eur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Auteu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2" fo:font-family="'Liberation Serif'" style:font-style-name="Norm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F-ModelePresentation-background" style:family="presentation">
      <style:graphic-properties draw:stroke="none" draw:fill="none" draw:fill-image-width="0cm" draw:fill-image-height="0cm"/>
      <style:paragraph-properties fo:margin-left="0cm" fo:margin-right="0cm" fo:text-indent="0cm"/>
      <style:text-properties style:letter-kerning="true"/>
    </style:style>
    <style:style style:name="MF-Modele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-outline1" style:family="presentation">
      <style:graphic-properties draw:stroke="none" draw:fill="none" draw:auto-grow-height="false" draw:fit-to-size="false" style:shrink-to-fit="true">
        <text:list-style style:name="MF-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outline2" style:family="presentation" style:parent-style-name="MF-ModelePre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F-ModelePresentation-outline3" style:family="presentation" style:parent-style-name="MF-ModelePre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F-ModelePresentation-outline4" style:family="presentation" style:parent-style-name="MF-ModelePre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-outline5" style:family="presentation" style:parent-style-name="MF-ModelePre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6" style:family="presentation" style:parent-style-name="MF-ModelePre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7" style:family="presentation" style:parent-style-name="MF-ModelePre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8" style:family="presentation" style:parent-style-name="MF-ModelePre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9" style:family="presentation" style:parent-style-name="MF-ModelePre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subtitle" style:family="presentation">
      <style:graphic-properties draw:stroke="none" draw:fill="none" draw:textarea-vertical-align="middle">
        <text:list-style style:name="MF-Modele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title" style:family="presentation">
      <style:graphic-properties draw:stroke="none" draw:fill="none" draw:textarea-vertical-align="middle">
        <text:list-style style:name="MF-Modele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F-ModelePresentation1-background" style:family="presentation">
      <style:graphic-properties draw:stroke="none" draw:fill="none"/>
      <style:text-properties style:letter-kerning="true"/>
    </style:style>
    <style:style style:name="MF-Modele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1-outline1" style:family="presentation">
      <style:graphic-properties draw:stroke="none" draw:fill="none" draw:auto-grow-height="false" draw:fit-to-size="false" style:shrink-to-fit="true" draw:shadow-color="#000000">
        <text:list-style style:name="MF-ModelePresentation1-outline1">
          <text:list-level-style-number text:level="1" style:num-format="">
            <style:list-level-properties text:space-before="0.3cm" text:min-label-width="1.4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outline2" style:family="presentation" style:parent-style-name="MF-ModelePresentation1-outline1">
      <style:paragraph-properties fo:margin-left="0cm" fo:margin-right="0cm" fo:margin-top="0.399cm" fo:margin-bottom="0cm" fo:text-indent="0cm"/>
      <style:text-properties fo:font-size="22pt" style:font-size-asian="28pt" style:font-size-complex="28pt"/>
    </style:style>
    <style:style style:name="MF-ModelePresentation1-outline3" style:family="presentation" style:parent-style-name="MF-ModelePresentation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MF-ModelePresentation1-outline4" style:family="presentation" style:parent-style-name="MF-ModelePresentation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1-outline5" style:family="presentation" style:parent-style-name="MF-ModelePresentation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6" style:family="presentation" style:parent-style-name="MF-ModelePresentation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7" style:family="presentation" style:parent-style-name="MF-ModelePresentation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8" style:family="presentation" style:parent-style-name="MF-ModelePresentation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9" style:family="presentation" style:parent-style-name="MF-ModelePresentation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subtitle" style:family="presentation">
      <style:graphic-properties draw:stroke="none" draw:fill="none" draw:textarea-vertical-align="middle">
        <text:list-style style:name="MF-Modele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title" style:family="presentation">
      <style:graphic-properties draw:stroke="none" draw:fill="solid" draw:fill-color="#ffffff" draw:opacity="100%" draw:textarea-vertical-align="middle">
        <text:list-style style:name="MF-Modele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F-ModelePresent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F-ModelePresent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F-ModelePresent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F-ModelePresentation1-outline1">
      <style:graphic-properties draw:fit-to-size="false" style:shrink-to-fit="true" fo:min-height="12.18cm" loext:decorative="false"/>
      <style:paragraph-properties style:writing-mode="lr-tb"/>
    </style:style>
    <style:style style:name="Mpr5" style:family="presentation" style:parent-style-name="MF-ModelePresent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MF-ModelePresent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F-ModelePresent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P10" style:family="paragraph">
      <style:paragraph-properties style:writing-mode="lr-tb"/>
      <style:text-properties style:font-name="Liberation Sans1" fo:font-size="14pt" style:font-size-asian="14pt" style:font-size-complex="14pt"/>
    </style:style>
    <style:style style:name="MP11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F-ModelePresentati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F-ModelePresentation-title" draw:layer="backgroundobjects" svg:width="25.458cm" svg:height="3.6cm" svg:x="1.803cm" svg:y="8.8cm" presentation:class="title" presentation:placeholder="true">
        <draw:text-box/>
      </draw:frame>
      <draw:frame presentation:style-name="MF-ModelePresentation-outline1" draw:layer="backgroundobjects" svg:width="16.127cm" svg:height="10.725cm" svg:x="31.619cm" svg:y="7.867cm" presentation:class="outline" presentation:placeholder="true">
        <draw:text-box/>
      </draw:frame>
      <draw:frame presentation:style-name="Mpr1" draw:text-style-name="MP2" draw:layer="backgroundobjects" svg:width="6.919cm" svg:height="0.779cm" svg:x="1.485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517cm" svg:height="0.779cm" svg:x="9.545cm" svg:y="19.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2.758cm" svg:height="2.6cm" svg:x="5.37cm" svg:y="0.7cm">
        <draw:image xlink:href="Pictures/100000000000049D0000049DE071B7E6.jpg" xlink:type="simple" xlink:show="embed" xlink:actuate="onLoad" draw:mime-type="image/jpeg">
          <text:p/>
        </draw:image>
      </draw:frame>
      <draw:frame draw:style-name="Mgr3" draw:text-style-name="MP7" draw:layer="backgroundobjects" svg:width="3.222cm" svg:height="2.598cm" svg:x="1.8cm" svg:y="0.7cm">
        <draw:image xlink:href="Pictures/1000000000000167000001335417D5D5.png" xlink:type="simple" xlink:show="embed" xlink:actuate="onLoad" draw:mime-type="image/png">
          <text:p/>
        </draw:image>
      </draw:frame>
      <presentation:notes style:page-layout-name="PM0">
        <draw:page-thumbnail presentation:style-name="MF-ModelePresentation-title" draw:layer="backgroundobjects" svg:width="14.848cm" svg:height="11.136cm" svg:x="3.075cm" svg:y="2.257cm" presentation:class="page"/>
        <draw:frame presentation:style-name="MF-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F-ModelePresentation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F-ModelePresentation1-title" draw:layer="backgroundobjects" svg:width="23.467cm" svg:height="1.71cm" svg:x="5.256cm" svg:y="0.69cm" presentation:class="title" presentation:placeholder="true">
        <draw:text-box/>
      </draw:frame>
      <draw:frame presentation:style-name="Mpr4" draw:layer="backgroundobjects" svg:width="28.223cm" svg:height="15.15cm" svg:x="0.758cm" svg:y="3.76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0.405cm" svg:height="1cm" svg:x="3.776cm" svg:y="20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9" draw:layer="backgroundobjects" svg:width="2.889cm" svg:height="0.579cm" svg:x="26.33cm" svg:y="19.978cm" presentation:class="page-number">
        <draw:text-box>
          <text:p text:style-name="MP8"><text:span text:style-name="MT2"><text:page-number>&lt;numéro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7" draw:layer="backgroundobjects" svg:width="1.7cm" svg:height="1.7cm" svg:x="3.06cm" svg:y="0.7cm">
        <draw:image xlink:href="Pictures/100000000000049D0000049DE071B7E6.jpg" xlink:type="simple" xlink:show="embed" xlink:actuate="onLoad" draw:mime-type="image/jpeg">
          <text:p/>
        </draw:image>
      </draw:frame>
      <draw:frame draw:style-name="Mgr3" draw:text-style-name="MP7" draw:layer="backgroundobjects" svg:width="2.111cm" svg:height="1.7cm" svg:x="0.79cm" svg:y="0.7cm">
        <draw:image xlink:href="Pictures/1000000000000167000001335417D5D5.png" xlink:type="simple" xlink:show="embed" xlink:actuate="onLoad" draw:mime-type="image/png">
          <text:p/>
        </draw:image>
      </draw:frame>
      <draw:frame presentation:style-name="Mpr5" draw:text-style-name="MP11" draw:layer="backgroundobjects" svg:width="6.919cm" svg:height="1.448cm" svg:x="0.761cm" svg:y="20cm" presentation:class="date-time">
        <draw:text-box>
          <text:p text:style-name="MP10"><text:span text:style-name="MT2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MF-ModelePresentation1-title" draw:layer="backgroundobjects" svg:width="16.673cm" svg:height="11.744cm" svg:x="2.21cm" svg:y="1.558cm" presentation:class="page"/>
        <draw:frame presentation:style-name="MF-Modele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3:43:17.182747517</meta:creation-date>
    <meta:editing-duration>P1DT23H56M15S</meta:editing-duration>
    <meta:editing-cycles>29</meta:editing-cycles>
    <meta:generator>LibreOffice/7.6.7.2$Linux_X86_64 LibreOffice_project/dd47e4b30cb7dab30588d6c79c651f218165e3c5</meta:generator>
    <dc:date>2025-10-21T23:16:44.644832835</dc:date>
    <meta:print-date>2025-04-03T13:16:16.166246412</meta:print-date>
    <meta:printed-by>Fichiers PDF</meta:printed-by>
    <meta:document-statistic meta:object-count="82"/>
  </office:meta>
</office:document-meta>
</file>